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letter-spacing="normal" fo:font-style="normal" fo:font-weight="normal"/>
    </style:style>
    <style:style style:name="P2"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font-size="10.5pt" fo:letter-spacing="normal" fo:font-style="normal" fo:font-weight="normal" officeooo:rsid="000fb122" officeooo:paragraph-rsid="000fb122"/>
    </style:style>
    <style:style style:name="P3"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text-properties fo:font-variant="normal" fo:text-transform="none" fo:color="#666666" style:font-name="Consolas"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officeooo:rsid="000d9632" officeooo:paragraph-rsid="000d9632"/>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normal" officeooo:rsid="000d9632" officeooo:paragraph-rsid="000d9632"/>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normal" officeooo:rsid="000fb122" officeooo:paragraph-rsid="000fb122"/>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normal" officeooo:rsid="000fb122" officeooo:paragraph-rsid="000fb122" fo:background-color="#ffff00"/>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background-color="#ffff00"/>
    </style:style>
    <style:style style:name="P11"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12"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letter-spacing="normal" fo:font-style="normal" fo:background-color="#ffff00"/>
    </style:style>
    <style:style style:name="P13"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0.5pt" fo:letter-spacing="normal" fo:font-style="normal" fo:font-weight="bold" officeooo:rsid="000fb122" officeooo:paragraph-rsid="000fb122" fo:background-color="#ffff00" style:font-weight-asian="bold" style:font-weight-complex="bold"/>
    </style:style>
    <style:style style:name="P14"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letter-spacing="normal" fo:font-style="normal" fo:font-weight="normal" fo:background-color="#ffff00"/>
    </style:style>
    <style:style style:name="P15"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16"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17"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18" style:family="paragraph" style:parent-style-name="Preformatted_20_Text">
      <style:paragraph-properties fo:margin-top="0cm" fo:margin-bottom="0cm" loext:contextual-spacing="false" fo:line-height="171%" fo:orphans="2" fo:widows="2" fo:padding="0.049cm" fo:border="0.06pt solid #ededed"/>
    </style:style>
    <style:style style:name="P19" style:family="paragraph" style:parent-style-name="Standard">
      <style:text-properties fo:font-variant="normal" fo:text-transform="none" fo:color="#444444" style:font-name="Open Sans" fo:font-size="10.5pt" fo:letter-spacing="normal" fo:font-style="normal" fo:font-weight="normal"/>
    </style:style>
    <style:style style:name="P20" style:family="paragraph" style:parent-style-name="Standard">
      <style:text-properties fo:font-variant="normal" fo:text-transform="none" fo:color="#444444" style:font-name="Open Sans" fo:letter-spacing="normal" fo:font-style="normal" fo:font-weight="normal"/>
    </style:style>
    <style:style style:name="P21" style:family="paragraph" style:parent-style-name="Text_20_body">
      <style:text-properties fo:font-variant="normal" fo:text-transform="none" fo:color="#444444" style:font-name="Open Sans" fo:font-size="10.5pt" fo:letter-spacing="normal" fo:font-style="normal" fo:font-weight="normal"/>
    </style:style>
    <style:style style:name="P22" style:family="paragraph" style:parent-style-name="Text_20_body">
      <style:text-properties officeooo:paragraph-rsid="000fb122"/>
    </style:style>
    <style:style style:name="P23" style:family="paragraph" style:parent-style-name="Text_20_body">
      <style:text-properties officeooo:rsid="000fb122" officeooo:paragraph-rsid="000fb122"/>
    </style:style>
    <style:style style:name="P24" style:family="paragraph" style:parent-style-name="Heading_20_2">
      <style:text-properties fo:font-variant="normal" fo:text-transform="none" fo:color="#444444" style:font-name="Open Sans" fo:letter-spacing="normal" fo:font-style="normal" fo:background-color="#ffff00"/>
    </style:style>
    <style:style style:name="P25" style:family="paragraph" style:parent-style-name="Heading_20_2">
      <style:text-properties fo:font-variant="normal" fo:text-transform="none" fo:color="#444444" style:font-name="Open Sans" fo:font-size="10.5pt" fo:letter-spacing="normal" fo:font-style="normal" fo:font-weight="bold" fo:background-color="#ffff00" style:font-weight-asian="bold" style:font-weight-complex="bold"/>
    </style:style>
    <style:style style:name="P26" style:family="paragraph" style:parent-style-name="Text_20_body">
      <style:text-properties officeooo:paragraph-rsid="0014a48b"/>
    </style:style>
    <style:style style:name="P27" style:family="paragraph" style:parent-style-name="Text_20_body">
      <style:paragraph-properties fo:margin-left="0cm" fo:margin-right="0cm" fo:margin-top="0cm" fo:margin-bottom="0cm" loext:contextual-spacing="false" fo:orphans="2" fo:widows="2" fo:text-indent="0cm" style:auto-text-indent="false"/>
    </style:style>
    <style:style style:name="P28"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29" style:family="paragraph" style:parent-style-name="Preformatted_20_Text">
      <style:text-properties fo:font-variant="normal" fo:text-transform="none" fo:color="#666666" style:font-name="Consolas" fo:letter-spacing="normal" fo:font-style="normal" fo:font-weight="normal" officeooo:rsid="000fb122" officeooo:paragraph-rsid="000fb122"/>
    </style:style>
    <style:style style:name="P30"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letter-spacing="normal" fo:font-style="normal" fo:font-weight="normal" officeooo:rsid="000d9632" officeooo:paragraph-rsid="000d9632"/>
    </style:style>
    <style:style style:name="P31"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letter-spacing="normal" fo:font-style="normal" fo:font-weight="normal" officeooo:rsid="000d9632" officeooo:paragraph-rsid="000d9632" fo:background-color="#ffff00"/>
    </style:style>
    <style:style style:name="P32"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font-size="10.5pt" fo:letter-spacing="normal" fo:font-style="normal" fo:font-weight="normal" officeooo:rsid="000d9632" officeooo:paragraph-rsid="000d9632"/>
    </style:style>
    <style:style style:name="P33"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666666" style:font-name="Consolas" fo:font-size="10.5pt" fo:letter-spacing="normal" fo:font-style="normal" fo:font-weight="normal" officeooo:rsid="000fb122" officeooo:paragraph-rsid="00144833"/>
    </style:style>
    <style:style style:name="P34"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text-properties fo:font-variant="normal" fo:text-transform="none" fo:color="#666666" style:font-name="Consolas" fo:letter-spacing="normal" fo:font-style="normal" fo:font-weight="normal" fo:background-color="#ffff00"/>
    </style:style>
    <style:style style:name="P35"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36"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37" style:family="paragraph" style:parent-style-name="Preformatted_20_Text">
      <style:paragraph-properties fo:margin-top="0cm" fo:margin-bottom="0cm" loext:contextual-spacing="false" fo:line-height="171%" fo:orphans="2" fo:widows="2" fo:padding="0.049cm" fo:border="0.06pt solid #ededed"/>
    </style:style>
    <style:style style:name="T1" style:family="text">
      <style:text-properties fo:font-weight="bold" officeooo:rsid="000d4fd7" fo:background-color="#ffff00" loext:char-shading-value="0"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loext:padding="0cm" loext:border="none"/>
    </style:style>
    <style:style style:name="T4" style:family="text">
      <style:text-properties fo:font-variant="normal" fo:text-transform="none" fo:color="#444444" style:font-name="Open Sans" fo:font-size="10.5pt" fo:letter-spacing="normal" fo:font-style="normal" fo:font-weight="normal" officeooo:rsid="000d6fa7"/>
    </style:style>
    <style:style style:name="T5" style:family="text">
      <style:text-properties fo:font-variant="normal" fo:text-transform="none" fo:color="#444444" style:font-name="Open Sans" fo:font-size="10.5pt" fo:letter-spacing="normal" fo:font-style="normal" fo:font-weight="normal" fo:background-color="#ffff00" loext:char-shading-value="0" loext:padding="0cm" loext:border="none"/>
    </style:style>
    <style:style style:name="T6" style:family="text">
      <style:text-properties fo:font-variant="normal" fo:text-transform="none" fo:color="#444444" style:font-name="Open Sans" fo:font-size="10.5pt" fo:letter-spacing="normal" fo:font-style="normal" style:text-underline-style="solid" style:text-underline-width="auto" style:text-underline-color="font-color" fo:font-weight="bold" fo:background-color="#ffff00" loext:char-shading-value="0" style:font-weight-asian="bold" style:font-weight-complex="bold" loext:padding="0cm" loext:border="none"/>
    </style:style>
    <style:style style:name="T7" style:family="text">
      <style:text-properties fo:font-variant="normal" fo:text-transform="none" fo:color="#444444" style:font-name="Open Sans" fo:font-size="10.5pt" fo:letter-spacing="normal" fo:font-style="normal" style:text-underline-style="solid" style:text-underline-width="auto" style:text-underline-color="font-color" fo:background-color="#ffff00" loext:char-shading-value="0" loext:padding="0cm" loext:border="none"/>
    </style:style>
    <style:style style:name="T8" style:family="text">
      <style:text-properties fo:font-variant="normal" fo:text-transform="none" fo:color="#444444" style:font-name="Open Sans" fo:font-size="10.5pt" fo:letter-spacing="normal" fo:font-style="normal" fo:font-weight="bold" style:font-weight-asian="bold" style:font-weight-complex="bold" loext:padding="0cm" loext:border="none"/>
    </style:style>
    <style:style style:name="T9" style:family="text">
      <style:text-properties fo:font-variant="normal" fo:text-transform="none" fo:color="#444444" style:font-name="Open Sans" fo:font-size="10.5pt" fo:letter-spacing="normal" fo:font-style="normal" fo:font-weight="bold" fo:background-color="#ffff00" loext:char-shading-value="0" style:font-weight-asian="bold" style:font-weight-complex="bold" loext:padding="0cm" loext:border="none"/>
    </style:style>
    <style:style style:name="T10" style:family="text">
      <style:text-properties fo:font-variant="normal" fo:text-transform="none" fo:color="#444444" style:font-name="Open Sans" fo:font-size="10.5pt" fo:letter-spacing="normal" fo:font-weight="normal" loext:padding="0cm" loext:border="none"/>
    </style:style>
    <style:style style:name="T11" style:family="text">
      <style:text-properties fo:font-variant="normal" fo:text-transform="none" fo:color="#444444" fo:letter-spacing="normal"/>
    </style:style>
    <style:style style:name="T12" style:family="text">
      <style:text-properties fo:font-variant="normal" fo:text-transform="none" fo:color="#666666" style:font-name="Consolas" fo:letter-spacing="normal" fo:font-style="normal" fo:font-weight="normal"/>
    </style:style>
    <style:style style:name="T13" style:family="text">
      <style:text-properties fo:color="#444444" style:font-name="Open Sans"/>
    </style:style>
    <style:style style:name="T14" style:family="text">
      <style:text-properties fo:color="#444444" style:font-name="Open Sans" fo:font-size="10.5pt" fo:letter-spacing="normal" fo:font-weight="normal" loext:padding="0cm" loext:border="none"/>
    </style:style>
    <style:style style:name="T15" style:family="text">
      <style:text-properties fo:font-size="10.5pt"/>
    </style:style>
    <style:style style:name="T16" style:family="text">
      <style:text-properties loext:padding="0cm" loext:border="none"/>
    </style:style>
    <style:style style:name="T17" style:family="text">
      <style:text-properties fo:color="#666666" style:font-name="Consolas"/>
    </style:style>
    <style:style style:name="T18" style:family="text">
      <style:text-properties style:text-underline-style="solid" style:text-underline-width="auto" style:text-underline-color="font-color" fo:font-weight="bold" fo:background-color="#ffff00" loext:char-shading-value="0" style:font-weight-asian="bold" style:font-weight-complex="bold" loext:padding="0cm" loext:border="none"/>
    </style:style>
    <style:style style:name="T19" style:family="text">
      <style:text-properties style:font-name="Consolas" fo:font-style="normal" fo:font-weight="normal"/>
    </style:style>
    <style:style style:name="T20" style:family="text">
      <style:text-properties officeooo:rsid="00144833"/>
    </style:style>
    <style:style style:name="T21" style:family="text">
      <style:text-properties officeooo:rsid="0014a4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Kernel Threads</text:span></text:p>
      <text:p text:style-name="Standard"/>
      <text:h text:style-name="P24" text:outline-level="2">Understanding Threads</text:h>
      <text:p text:style-name="P19">Threads, also known as light weight processes are the basic unit of CPU initialization. So, why do we call them as light weight processes? One of the reason is that the context switch between the threads takes much lesser time as compared to processes, which results from the fact that all the threads within the process share the same address space, so you don’t need to switch the address space. In the user space, threads are created using the POSIX APIs and are known as pthreads. Some of the advantages of the thread, is that since all the threads within the processes share the same address space, the communication between the threads is far easier and less time consuming as compared to processes. And usually is done through the global variables. This approach has one disadvantage though. It leads to several concurrency issues and require the synchronization mechanisms to handle the same.</text:p>
      <text:p text:style-name="P19"/>
      <text:p text:style-name="P19">Having said that, why do we require threads? Need for the multiple threads arises, when we need to achieve the parallelism within the process. To give you the simple example, while working on the word processor, if we enable the spell and grammar check, as we key in the words, you will see red/green lines appear, if we type something syntactically/grammatically incorrect. This can most probably be implemented as threads.</text:p>
      <text:p text:style-name="P19"/>
      <text:p text:style-name="P19"/>
      <text:h text:style-name="P25" text:outline-level="2">Kernel Threads</text:h>
      <text:p text:style-name="P19"/>
      <text:p text:style-name="P19">Now, what are kernel threads? They are same as user space threads in many aspects, but one of the biggest difference is that they exist in the kernel space and execute in a privileged mode and have full access to the kernel data structures. These are basically used to implement background tasks inside the kernel. The task can be handling of asynchronous events or waiting for an event to occur. Device drivers utilize the services of kernel threads to handle such tasks. For example, the <text:span text:style-name="Emphasis"><text:span text:style-name="T16">ksoftirqd/0 </text:span></text:span>thread is used to implement the Soft IRQs in kernel. The <text:span text:style-name="Emphasis"><text:span text:style-name="T16">khubd </text:span></text:span>kernel thread monitors the usb hubs and helps in configuring usb devices during hot-plugging.</text:p>
      <text:p text:style-name="P19"/>
      <text:h text:style-name="P25" text:outline-level="2">APIs for creating the Kernel thread</text:h>
      <text:p text:style-name="P19"/>
      <text:p text:style-name="P19">Below is the API for creating the thread:</text:p>
      <text:p text:style-name="P19"/>
      <text:p text:style-name="P20"><text:span text:style-name="T15"><text:tab/></text:span><text:span text:style-name="T17">#include &lt;kthread.h&gt;</text:span></text:p>
      <text:p text:style-name="P16"><text:tab/>kthread_create(int (*function)(void *data), void *data, const char name[], ...)</text:p>
      <text:p text:style-name="P21"><text:span text:style-name="Strong_20_Emphasis"><text:span text:style-name="T18">Parameters:</text:span></text:span><text:line-break/>function – The function that the thread has to execute<text:line-break/>data – The ‘data’ to be passed to the function<text:line-break/>name – The name by which the process will be recognized in the kernel</text:p>
      <text:p text:style-name="Text_20_body"><text:span text:style-name="Strong_20_Emphasis"><text:span text:style-name="T9">Retuns</text:span></text:span><text:span text:style-name="Strong_20_Emphasis"><text:span text:style-name="T5">:</text:span></text:span><text:span text:style-name="Strong_20_Emphasis"><text:span text:style-name="T3"> </text:span></text:span><text:span text:style-name="T2">Pointer to a structure of type task_struct</text:span><text:line-break/></text:p>
      <text:p text:style-name="P15">Below is an example code which creates a kernel thread:</text:p>
      <text:p text:style-name="P3">#include &lt;linux/module.h&gt;</text:p>
      <text:p text:style-name="P16">#include &lt;linux/kernel.h&gt;</text:p>
      <text:p text:style-name="P16"><text:soft-page-break/>#include &lt;linux/delay.h&gt;</text:p>
      <text:p text:style-name="P18"/>
      <text:p text:style-name="P16">static struct task_struct *thread_st;</text:p>
      <text:p text:style-name="P16">// Function executed by kernel thread</text:p>
      <text:p text:style-name="P16">static int thread_fn(void *unused)</text:p>
      <text:p text:style-name="P16">{</text:p>
      <text:p text:style-name="P17"><text:s text:c="4"/><text:span text:style-name="T19">while (1)</text:span></text:p>
      <text:p text:style-name="P17"><text:s text:c="4"/><text:span text:style-name="T19">{</text:span></text:p>
      <text:p text:style-name="P17"><text:s text:c="8"/><text:span text:style-name="T19">printk(KERN_INFO "Thread Running\n");</text:span></text:p>
      <text:p text:style-name="P17"><text:s text:c="8"/><text:span text:style-name="T19">ssleep(5);</text:span></text:p>
      <text:p text:style-name="P17"><text:s text:c="4"/><text:span text:style-name="T19">}</text:span></text:p>
      <text:p text:style-name="P17"><text:s text:c="4"/><text:span text:style-name="T19">printk(KERN_INFO "Thread Stopping\n");</text:span></text:p>
      <text:p text:style-name="P17"><text:s text:c="4"/><text:span text:style-name="T19">do_exit(0);</text:span></text:p>
      <text:p text:style-name="P17"><text:s text:c="4"/><text:span text:style-name="T19">return 0;</text:span></text:p>
      <text:p text:style-name="P16">}</text:p>
      <text:p text:style-name="P16">// Module Initialization</text:p>
      <text:p text:style-name="P16">static int __init init_thread(void)</text:p>
      <text:p text:style-name="P16">{</text:p>
      <text:p text:style-name="P17"><text:s text:c="3"/><text:span text:style-name="T19">printk(KERN_INFO "Creating Thread\n");</text:span></text:p>
      <text:p text:style-name="P17"><text:s text:c="4"/><text:span text:style-name="T19">//Create the kernel thread with name 'mythread'</text:span></text:p>
      <text:p text:style-name="P17"><text:s text:c="3"/><text:span text:style-name="T19">thread_st = kthread_create(thread_fn, NULL, "mythread");</text:span></text:p>
      <text:p text:style-name="P17"><text:s text:c="3"/><text:span text:style-name="T19">if (thread_st)</text:span></text:p>
      <text:p text:style-name="P17"><text:s text:c="7"/><text:span text:style-name="T19">printk("Thread Created successfully\n");</text:span></text:p>
      <text:p text:style-name="P17"><text:s text:c="2"/><text:span text:style-name="T19">else</text:span></text:p>
      <text:p text:style-name="P16">printk(KERN_INFO "Thread creation failed\n");</text:p>
      <text:p text:style-name="P17"><text:s text:c="2"/><text:span text:style-name="T19">return 0;</text:span></text:p>
      <text:p text:style-name="P16">}</text:p>
      <text:p text:style-name="P16">// Module Exit</text:p>
      <text:p text:style-name="P16">static void __exit cleanup_thread(void)</text:p>
      <text:p text:style-name="P16">{</text:p>
      <text:p text:style-name="P17"><text:s text:c="4"/><text:span text:style-name="T19">printk("Cleaning Up\n");</text:span></text:p>
      <text:p text:style-name="P16">}</text:p>
      <text:p text:style-name="Text_20_body"/>
      <text:p text:style-name="P4"><text:span text:style-name="T2">In the above code, thread is created in the </text:span><text:span text:style-name="Emphasis"><text:span text:style-name="T14">init_thread(). </text:span></text:span><text:span text:style-name="T2">Created thread executes the function </text:span><text:span text:style-name="Emphasis"><text:span text:style-name="T14">thread_fn(). </text:span></text:span><text:span text:style-name="T2">Compile the above code and insert the module with </text:span><text:span text:style-name="Emphasis"><text:span text:style-name="T14">insmod</text:span></text:span><text:span text:style-name="T2">. Below is the output, you get:</text:span></text:p>
      <text:p text:style-name="P1"><text:soft-page-break/>Thread Created successfully</text:p>
      <text:p text:style-name="P4"/>
      <text:p text:style-name="P4"><text:span text:style-name="T2">That’s all we get as an output. Now, you might be wondering why is </text:span><text:span text:style-name="Emphasis"><text:span text:style-name="T14">thread_fn()</text:span></text:span><text:span text:style-name="T11"> </text:span><text:span text:style-name="T2">not executing? The reason for this is, when we create the thread with </text:span><text:span text:style-name="Emphasis"><text:span text:style-name="T14">kthread_create(),</text:span></text:span><text:span text:style-name="T11"> </text:span><text:span text:style-name="T2">it creates the thread in sleep state and thus nothing is executed. So, how do we wake up the thread. We have a API </text:span><text:span text:style-name="Emphasis"><text:span text:style-name="T14">wake_up_process()</text:span></text:span><text:span text:style-name="Emphasis"><text:span text:style-name="T10"> </text:span></text:span><text:span text:style-name="T2">for this. Below is modified code which uses this API.</text:span></text:p>
      <text:p text:style-name="P4"/>
      <text:p text:style-name="P1">// Module Initialization</text:p>
      <text:p text:style-name="P16">static struct task_struct *thread_st;</text:p>
      <text:p text:style-name="P16">{</text:p>
      <text:p text:style-name="P17"><text:s text:c="3"/><text:span text:style-name="T19">printk(KERN_INFO "Creating Thread\n");</text:span></text:p>
      <text:p text:style-name="P17"><text:s text:c="4"/><text:span text:style-name="T19">//Create the kernel thread with name 'mythread'</text:span></text:p>
      <text:p text:style-name="P17"><text:s text:c="3"/><text:span text:style-name="T19">thread_st = kthread_create(thread_fn, NULL, "mythread");</text:span></text:p>
      <text:p text:style-name="P17"><text:s text:c="3"/><text:span text:style-name="T19">if (thread_st)</text:span></text:p>
      <text:p text:style-name="P17"><text:s text:c="4"/><text:span text:style-name="T19">{</text:span></text:p>
      <text:p text:style-name="P17"><text:s text:c="7"/><text:span text:style-name="T19">printk("Thread Created successfully\n");</text:span></text:p>
      <text:p text:style-name="P17"><text:s text:c="8"/><text:span text:style-name="T19">wake_up_process(thread_st);</text:span></text:p>
      <text:p text:style-name="P17"><text:s text:c="4"/><text:span text:style-name="T19">}</text:span></text:p>
      <text:p text:style-name="P17"><text:s text:c="3"/><text:span text:style-name="T19">else</text:span></text:p>
      <text:p text:style-name="P17"><text:s text:c="5"/><text:span text:style-name="T19">printk(KERN_INFO "Thread creation failed\n");</text:span></text:p>
      <text:p text:style-name="P17"><text:s text:c="3"/><text:span text:style-name="T19">return 0;</text:span></text:p>
      <text:p text:style-name="P16">}</text:p>
      <text:p text:style-name="P4"><text:span text:style-name="T2">As you might notice,</text:span><text:span text:style-name="T4"> </text:span><text:span text:style-name="Emphasis"><text:span text:style-name="T14">wake_up_process()</text:span></text:span><text:span text:style-name="Emphasis"><text:span text:style-name="T10"> </text:span></text:span><text:span text:style-name="T2">takes pointer to</text:span><text:span text:style-name="T4"> </text:span><text:span text:style-name="Emphasis"><text:span text:style-name="T14">task_struct</text:span></text:span><text:span text:style-name="Emphasis"><text:span text:style-name="T10"> </text:span></text:span><text:span text:style-name="T2">as an argument, which in turn is returned from </text:span><text:span text:style-name="Emphasis"><text:span text:style-name="T14">kthread_create()</text:span></text:span><text:span text:style-name="T2">. Below is the output:</text:span></text:p>
      <text:p text:style-name="P4"><text:span text:style-name="T2"><text:tab/></text:span><text:span text:style-name="T12">Thread Created successfully</text:span></text:p>
      <text:p text:style-name="P16"><text:tab/>Thread Running</text:p>
      <text:p text:style-name="P16"><text:tab/>Thread Running</text:p>
      <text:p text:style-name="P16"><text:tab/>...</text:p>
      <text:p text:style-name="P4"><text:span text:style-name="T2">As seen, running a thread is a two step process – First create a thread and wake it up using </text:span><text:span text:style-name="Emphasis"><text:span text:style-name="T14">wake_up_process().</text:span></text:span><text:span text:style-name="Emphasis"><text:span text:style-name="T10"> </text:span></text:span><text:span text:style-name="T2">However, kernel provides an API, which performs both these steps in one go as shown below:</text:span></text:p>
      <text:p text:style-name="P4"/>
      <text:p text:style-name="P1">#include &lt;kthread.h&gt;</text:p>
      <text:p text:style-name="P16">kthread_run(int (*function)(void *data), void *data, const char name[], ...)</text:p>
      <text:p text:style-name="P4"><text:span text:style-name="Strong_20_Emphasis"><text:span text:style-name="T9">Parameters:</text:span></text:span><text:line-break/><text:span text:style-name="T2">function – The function that the thread has to execute</text:span><text:line-break/><text:span text:style-name="T2">data – The ‘data’ to be passed to the function</text:span><text:line-break/><text:span text:style-name="T2">name – The name by which the process will be recognized in the kernel</text:span></text:p>
      <text:p text:style-name="P4"/>
      <text:p text:style-name="P4"><text:span text:style-name="Strong_20_Emphasis"><text:span text:style-name="T9">Returns:</text:span></text:span><text:span text:style-name="Strong_20_Emphasis"><text:span text:style-name="T8"> </text:span></text:span><text:span text:style-name="T2">Pointer to a structure of type task_struct</text:span></text:p>
      <text:p text:style-name="P4"><text:soft-page-break/><text:span text:style-name="T2">So, just replace the </text:span><text:span text:style-name="Emphasis"><text:span text:style-name="T14">kthread_create()</text:span></text:span><text:span text:style-name="Emphasis"><text:span text:style-name="T10"> </text:span></text:span><text:span text:style-name="T2">and </text:span><text:span text:style-name="Emphasis"><text:span text:style-name="T14">wake_up_process()</text:span></text:span><text:span text:style-name="Emphasis"><text:span text:style-name="T10"> </text:span></text:span><text:span text:style-name="T2">calls in above code with kthread_run and you will notice that thread starts running immediately.</text:span></text:p>
      <text:p text:style-name="P4"/>
      <text:p text:style-name="P10"/>
      <text:h text:style-name="P14" text:outline-level="1">Kernel Threads Continued</text:h>
      <text:p text:style-name="P4"/>
      <text:p text:style-name="P4"><text:span text:style-name="T2">Continuing with the previous article, we were observing a crash while removing the kernel module with </text:span><text:span text:style-name="Emphasis"><text:span text:style-name="T14">rmmod, </text:span></text:span><text:span text:style-name="T2">So, are you able to find the reason for the crash? If yes, that’s very well done. The reason for the crash wasss … Let us first cover this article and hopefully, as a part of that, you by yourself would be able to discover the reason.</text:span></text:p>
      <text:p text:style-name="P4"/>
      <text:h text:style-name="P12" text:outline-level="2">Stopping the Kernel Thread</text:h>
      <text:p text:style-name="P4"/>
      <text:p text:style-name="P4"><text:span text:style-name="T2">If you are familiar with the pthreads in user space, you might have come across the call </text:span><text:span text:style-name="Emphasis"><text:span text:style-name="T14">pthread_cancel(). </text:span></text:span><text:span text:style-name="T2">With this call, one thread can send the cancellation request to the other. Pretty similar to this, there exists a call called </text:span><text:span text:style-name="Emphasis"><text:span text:style-name="T14">kthread_stop() </text:span></text:span><text:span text:style-name="T2">in kernel space. Below is the prototype for the same:</text:span></text:p>
      <text:p text:style-name="P4"/>
      <text:p text:style-name="P1">#include &lt;linux/kthread.h&gt;</text:p>
      <text:p text:style-name="P16">int kthread_stop(struct task_struct *k);</text:p>
      <text:p text:style-name="P4"><text:span text:style-name="Strong_20_Emphasis"><text:span text:style-name="T7">Parameters:</text:span></text:span><text:line-break/><text:span text:style-name="T2">k – pointer to the task structure of the thread to be stopped</text:span></text:p>
      <text:p text:style-name="P4"/>
      <text:p text:style-name="P4"><text:span text:style-name="Strong_20_Emphasis"><text:span text:style-name="T9">Returns: </text:span></text:span><text:span text:style-name="T11"><text:s/></text:span><text:span text:style-name="T2">The result of the function executed by the thread, -EINTR, if </text:span><text:span text:style-name="Emphasis"><text:span text:style-name="T14">wake_up_process() </text:span></text:span><text:span text:style-name="T2">was never called.</text:span></text:p>
      <text:p text:style-name="P4"><text:span text:style-name="T2"/></text:p>
      <text:p text:style-name="P4"><text:span text:style-name="T2">Below is the code snippet which uses </text:span><text:span text:style-name="Emphasis"><text:span text:style-name="T14">kthread_stop()</text:span></text:span><text:span text:style-name="T2">:</text:span></text:p>
      <text:p text:style-name="P4"/>
      <text:p text:style-name="P32">#include &lt;linux/module.h&gt;<text:tab/><text:tab/>// <text:span text:style-name="T20">Example 4</text:span></text:p>
      <text:p text:style-name="P16">#include &lt;linux/kernel.h&gt;</text:p>
      <text:p text:style-name="P16">#include &lt;linux/kthread.h&gt;</text:p>
      <text:p text:style-name="P16">#include &lt;linux/delay.h&gt;</text:p>
      <text:p text:style-name="P18"/>
      <text:p text:style-name="P16">static struct task_struct *thread_st;</text:p>
      <text:p text:style-name="P16">// Function executed by kernel thread</text:p>
      <text:p text:style-name="P16">static int thread_fn(void *unused)</text:p>
      <text:p text:style-name="P16">{</text:p>
      <text:p text:style-name="P17"><text:s text:c="4"/><text:span text:style-name="T19">while (1)</text:span></text:p>
      <text:p text:style-name="P17"><text:s text:c="4"/><text:span text:style-name="T19">{</text:span></text:p>
      <text:p text:style-name="P17"><text:s text:c="8"/><text:span text:style-name="T19">printk(KERN_INFO "Thread Running\n");</text:span></text:p>
      <text:p text:style-name="P17"><text:s text:c="8"/><text:span text:style-name="T19">ssleep(5);</text:span></text:p>
      <text:p text:style-name="P17"><text:s text:c="4"/><text:span text:style-name="T19">}</text:span></text:p>
      <text:p text:style-name="P17"><text:soft-page-break/><text:s text:c="4"/><text:span text:style-name="T19">printk(KERN_INFO "Thread Stopping\n");</text:span></text:p>
      <text:p text:style-name="P17"><text:s text:c="4"/><text:span text:style-name="T19">do_exit(0);</text:span></text:p>
      <text:p text:style-name="P17"><text:s text:c="4"/><text:span text:style-name="T19">return 0;</text:span></text:p>
      <text:p text:style-name="P16">}</text:p>
      <text:p text:style-name="P16">// Module Initialization</text:p>
      <text:p text:style-name="P16">static int __init init_thread(void)</text:p>
      <text:p text:style-name="P16">{</text:p>
      <text:p text:style-name="P17"><text:s text:c="2"/><text:span text:style-name="T19">printk(KERN_INFO "Creating Thread\n");</text:span></text:p>
      <text:p text:style-name="P17"><text:s text:c="4"/><text:span text:style-name="T19">//Create the kernel thread with name 'mythread'</text:span></text:p>
      <text:p text:style-name="P17"><text:s text:c="2"/><text:span text:style-name="T19">thread_st = kthread_run(thread_fn, NULL, "mythread");</text:span></text:p>
      <text:p text:style-name="P17"><text:s text:c="2"/><text:span text:style-name="T19">if (thread_st)</text:span></text:p>
      <text:p text:style-name="P17"><text:span text:style-name="T19"><text:tab/>printk(KERN_INFO "Thread Created successfully\n");</text:span></text:p>
      <text:p text:style-name="P17"><text:s text:c="2"/><text:span text:style-name="T19">else</text:span></text:p>
      <text:p text:style-name="P17"><text:span text:style-name="T19">printk(KERN_ERR "Thread creation failed\n");</text:span></text:p>
      <text:p text:style-name="P17"><text:s text:c="2"/><text:span text:style-name="T19">return 0;</text:span></text:p>
      <text:p text:style-name="P16">}</text:p>
      <text:p text:style-name="P16">// Module Exit</text:p>
      <text:p text:style-name="P16">static void __exit cleanup_thread(void)</text:p>
      <text:p text:style-name="P16">{</text:p>
      <text:p text:style-name="P17"><text:s text:c="3"/><text:span text:style-name="T19">printk(KERN_INFO "Cleaning Up\n");</text:span></text:p>
      <text:p text:style-name="P17"><text:s text:c="3"/><text:span text:style-name="T19">if (thread_st)</text:span></text:p>
      <text:p text:style-name="P17"><text:s text:c="3"/><text:span text:style-name="T19">{</text:span></text:p>
      <text:p text:style-name="P17"><text:s text:c="7"/><text:span text:style-name="T19">kthread_stop(thread_st);</text:span></text:p>
      <text:p text:style-name="P17"><text:s text:c="7"/><text:span text:style-name="T19">printk(KERN_INFO "Thread stopped");</text:span></text:p>
      <text:p text:style-name="P17"><text:s text:c="3"/><text:span text:style-name="T19">}</text:span></text:p>
      <text:p text:style-name="P16">}</text:p>
      <text:p text:style-name="P16">MODULE_LICENSE("GPL");</text:p>
      <text:p text:style-name="P16">module_init(init_thread);</text:p>
      <text:p text:style-name="P16">module_exit(cleanup_thread);</text:p>
      <text:p text:style-name="P6"/>
      <text:p text:style-name="P5"/>
      <text:p text:style-name="P5"><text:span text:style-name="T2">Compile the code and insert the module with </text:span><text:span text:style-name="Emphasis"><text:span text:style-name="T14">insmod</text:span></text:span><text:span text:style-name="T2">. Now, try removing the module with </text:span><text:span text:style-name="Emphasis"><text:span text:style-name="T14">rmmod. </text:span></text:span><text:span text:style-name="T2">What do you see? Dude … where is my command prompt? </text:span><text:span text:style-name="Emphasis"><text:span text:style-name="T14">Rmmod</text:span></text:span><text:span text:style-name="Emphasis"><text:span text:style-name="T10"> </text:span></text:span><text:span text:style-name="T2">seems to have got stuck..”. Relax guys! <text:s/>I forgot to mention that </text:span><text:span text:style-name="Emphasis"><text:span text:style-name="T14">kthread_stop(), </text:span></text:span><text:span text:style-name="T2">is indeed a blocking call. It waits for the thread to exit and since our thread is in while(1), so hopefully, it will never exit and unfortunately, our </text:span><text:span text:style-name="Emphasis"><text:span text:style-name="T14">rmmod</text:span></text:span><text:span text:style-name="Emphasis"><text:span text:style-name="T10"> </text:span></text:span><text:span text:style-name="T2">will never come out. So, what does this mean? What we can infer from this, is that the </text:span><text:span text:style-name="Emphasis"><text:span text:style-name="T14">kthread_stop()</text:span></text:span><text:span text:style-name="Emphasis"><text:span text:style-name="T10"> </text:span></text:span><text:span text:style-name="T2">is just the signal, not the command. Calling </text:span><text:span text:style-name="Emphasis"><text:span text:style-name="T14">kthread_stop() </text:span></text:span><text:span text:style-name="T2">doesn’t gives you a license to kill/stop the thread, instead it just sets the </text:span><text:soft-page-break/><text:span text:style-name="T2">flag in the task_struct() of the thread and waits for the thread to exit. It’s totally upto the thread to decide, when it would like to exit. So, why is such a thing? Well, just think of the scenario where kernel thread has allocated a memory and would free it up once it exits. Had it been allowed to be killed in middle, thread would never be able to free up the memory. This, in turn would result in memory leak. This was the one of the simplest scenarios, which I could think of. Coming back to our problem, how do we get back the command prompt? Let’s try one more thing. In the user space, you might have used the </text:span><text:span text:style-name="Emphasis"><text:span text:style-name="T14">kill </text:span></text:span><text:span text:style-name="Emphasis"><text:span text:style-name="T10"><text:s/></text:span></text:span><text:span text:style-name="T2">command to send the signal to the process. And one of the most powerful signal which process can’t mask is SIGKILL. So, lets use the same on the kernel thread as well. Find the id of the running kernel thread with </text:span><text:span text:style-name="Emphasis"><text:span text:style-name="T14">ps</text:span></text:span><text:span text:style-name="Emphasis"><text:span text:style-name="T10"> </text:span></text:span><text:span text:style-name="T2">command and then, use the following command:</text:span></text:p>
      <text:p text:style-name="P30"/>
      <text:p text:style-name="P31">kill -9 &lt;thread_id&gt;</text:p>
      <text:p text:style-name="P5"/>
      <text:p text:style-name="P6">So, what’s the result? Dude … this thread is invincible!. True, by default, kernel thread ignores all the signals. The reason behind this is same as explained above. Kernel thread has a full control over when can it be killed. So, the only way to get out of this problem is to kill the problem, that means, reboot the system. This program has a bug, so read on to fix this bug.</text:p>
      <text:p text:style-name="P6"/>
      <text:p text:style-name="P6">So, now the question is, how to let the kernel thread know that, somebody is willing to stop it. For this, there is a call called <text:span text:style-name="Emphasis"><text:span text:style-name="T16">kthread_should_stop(). </text:span></text:span>This function returns non-zero value, if there is any outstanding ‘stop’ request. Thread should invoke this call periodically and if it returns true, it should do the required clean up and exit. Below is the code snippet using this mechanism:</text:p>
      <text:p text:style-name="P6"/>
      <text:p text:style-name="P33">static struct task_struct *thread_st;<text:tab/><text:tab/><text:span text:style-name="T13">Example 5</text:span></text:p>
      <text:p text:style-name="P16">// Function executed by kernel thread</text:p>
      <text:p text:style-name="P16">static int thread_fn(void *unused)</text:p>
      <text:p text:style-name="P16">{</text:p>
      <text:p text:style-name="P17"><text:s text:c="4"/><text:span text:style-name="T19">while (!kthread_should_stop())</text:span></text:p>
      <text:p text:style-name="P17"><text:s text:c="4"/><text:span text:style-name="T19">{</text:span></text:p>
      <text:p text:style-name="P17"><text:s text:c="8"/><text:span text:style-name="T19">printk(KERN_INFO "Thread Running\n");</text:span></text:p>
      <text:p text:style-name="P17"><text:s text:c="8"/><text:span text:style-name="T19">ssleep(5);</text:span></text:p>
      <text:p text:style-name="P17"><text:s text:c="4"/><text:span text:style-name="T19">}</text:span></text:p>
      <text:p text:style-name="P17"><text:s text:c="4"/><text:span text:style-name="T19">printk(KERN_INFO "Thread Stopping\n");</text:span></text:p>
      <text:p text:style-name="P17"><text:s text:c="4"/><text:span text:style-name="T19">do_exit(0);</text:span></text:p>
      <text:p text:style-name="P17"><text:s text:c="4"/><text:span text:style-name="T19">return 0;</text:span></text:p>
      <text:p text:style-name="P16">}</text:p>
      <text:p text:style-name="P7"/>
      <text:p text:style-name="P7">Here, the thread periodically invokes <text:span text:style-name="Emphasis"><text:span text:style-name="T16">kthread_should_stop() </text:span></text:span>and exits, if this function returns a non-zero value. In <text:span text:style-name="Emphasis"><text:span text:style-name="T16">exit_module() </text:span></text:span>function, we call <text:span text:style-name="Emphasis"><text:span text:style-name="T16">kthread_stop() </text:span></text:span>function to notify the thread, as earlier.</text:p>
      <text:p text:style-name="P7"/>
      <text:p text:style-name="P9"/>
      <text:h text:style-name="P13" text:outline-level="2"><text:soft-page-break/>Signalling the Kernel Thread</text:h>
      <text:p text:style-name="P7"/>
      <text:p text:style-name="P7">As we have already seen, by default, kernel thread ignores all the signals. So, how do we send the signal to the kernel thread, if at all it’s required in some scenarios? Again, we have some set of calls to support this. First call is <text:span text:style-name="Emphasis"><text:span text:style-name="T16">allow_signal(). </text:span></text:span>Below is the prototype for the same:</text:p>
      <text:p text:style-name="P7"/>
      <text:p text:style-name="P2">void allow_signal(int sig_num)</text:p>
      <text:p text:style-name="Text_20_body"><text:line-break/><text:span text:style-name="Strong_20_Emphasis"><text:span text:style-name="T6">Parameters:</text:span></text:span><text:span text:style-name="T2"><text:line-break/>sig_num – signal number</text:span></text:p>
      <text:p text:style-name="P11"/>
      <text:p text:style-name="P11"><text:span text:style-name="T2">Unlike user space, there are no asynchronous signal handlers in kernel threads. So, thread should periodically invoke </text:span><text:span text:style-name="Emphasis"><text:span text:style-name="T3">signal_pending() </text:span></text:span><text:span text:style-name="T2">call to check if there is any pending signal and should act accordingly. Below is the prototype for the same:</text:span></text:p>
      <text:p text:style-name="P26"><text:tab/></text:p>
      <text:p text:style-name="P26"><text:span text:style-name="T12"><text:tab/><text:tab/>int signal_pending(task_struct *p)</text:span></text:p>
      <text:p text:style-name="P22"><text:span text:style-name="T12"/></text:p>
      <text:p text:style-name="P26"><text:span text:style-name="Strong_20_Emphasis"><text:span text:style-name="T6">Parameters:</text:span></text:span></text:p>
      <text:p text:style-name="P26"><text:span text:style-name="T2"><text:line-break/>p – pointer to the task structure of the current thread</text:span></text:p>
      <text:p text:style-name="P11"><text:span text:style-name="Strong_20_Emphasis"><text:span text:style-name="T6"/></text:span></text:p>
      <text:p text:style-name="P11"><text:span text:style-name="Strong_20_Emphasis"><text:span text:style-name="T6">Returns:</text:span></text:span><text:span text:style-name="T2"> Non-zero value, if signal is pending</text:span></text:p>
      <text:p text:style-name="Text_20_body"/>
      <text:p text:style-name="P29">static struct task_struct *thread_st;<text:tab/><text:tab/>// <text:span text:style-name="T21">Example 6</text:span></text:p>
      <text:p text:style-name="P16">// Function executed by kernel thread</text:p>
      <text:p text:style-name="P16">static int thread_fn(void *unused)</text:p>
      <text:p text:style-name="P16">{</text:p>
      <text:p text:style-name="P17"><text:s text:c="4"/><text:span text:style-name="T19">// Allow the SIGKILL signal</text:span></text:p>
      <text:p text:style-name="P17"><text:s text:c="4"/><text:span text:style-name="T19">allow_signal(SIGKILL);</text:span></text:p>
      <text:p text:style-name="P17"><text:s text:c="4"/><text:span text:style-name="T19">while (!kthread_should_stop())</text:span></text:p>
      <text:p text:style-name="P17"><text:s text:c="4"/><text:span text:style-name="T19">{</text:span></text:p>
      <text:p text:style-name="P17"><text:s text:c="8"/><text:span text:style-name="T19">printk(KERN_INFO "Thread Running\n");</text:span></text:p>
      <text:p text:style-name="P17"><text:s text:c="8"/><text:span text:style-name="T19">ssleep(5);</text:span></text:p>
      <text:p text:style-name="P17"><text:s text:c="8"/><text:span text:style-name="T19">// Check if the signal is pending</text:span></text:p>
      <text:p text:style-name="P17"><text:s text:c="8"/><text:span text:style-name="T19">if (signal_pending(thread_st))</text:span></text:p>
      <text:p text:style-name="P17"><text:span text:style-name="T19"><text:tab/><text:tab/>break;</text:span></text:p>
      <text:p text:style-name="P17"><text:s text:c="4"/><text:span text:style-name="T19">}</text:span></text:p>
      <text:p text:style-name="P17"><text:soft-page-break/><text:s text:c="4"/><text:span text:style-name="T19">printk(KERN_INFO "Thread Stopping\n");</text:span></text:p>
      <text:p text:style-name="P17"><text:s text:c="4"/><text:span text:style-name="T19">do_exit(0);</text:span></text:p>
      <text:p text:style-name="P17"><text:s text:c="4"/><text:span text:style-name="T19">return 0;</text:span></text:p>
      <text:p text:style-name="P16">}</text:p>
      <text:p text:style-name="P23"/>
      <text:p text:style-name="P23"><text:span text:style-name="T2">Compile the code and insert the module with </text:span><text:span text:style-name="Emphasis"><text:span text:style-name="T3">insmod. </text:span></text:span><text:span text:style-name="T2">Now, find the thread id using </text:span><text:span text:style-name="Emphasis"><text:span text:style-name="T3">ps </text:span></text:span><text:span text:style-name="T2">and execute the below command:</text:span></text:p>
      <text:p text:style-name="P34">kill -9 &lt;thread_id&gt;</text:p>
      <text:p text:style-name="P4"><text:span text:style-name="T2">With this, you will see that thread exits, once it detects the SIGKILL signal. Now, just try removing the module with </text:span><text:span text:style-name="Emphasis"><text:span text:style-name="T14">rmmod. </text:span></text:span><text:span text:style-name="T2">What do you get? </text:span><text:span text:style-name="Emphasis"><text:span text:style-name="T14">Rmmod</text:span></text:span><text:span text:style-name="Emphasis"><text:span text:style-name="T10"> </text:span></text:span><text:span text:style-name="T2">comes out gracefully without blocking.</text:span></text:p>
      <text:p text:style-name="P8"/>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18:44.662529402</meta:creation-date>
    <dc:date>2018-10-14T10:41:48.160556994</dc:date>
    <meta:editing-duration>PT13M34S</meta:editing-duration>
    <meta:editing-cycles>4</meta:editing-cycles>
    <meta:generator>LibreOffice/5.1.6.2$Linux_X86_64 LibreOffice_project/10m0$Build-2</meta:generator>
    <meta:document-statistic meta:table-count="0" meta:image-count="0" meta:object-count="0" meta:page-count="8" meta:paragraph-count="176" meta:word-count="1755" meta:character-count="11459" meta:non-whitespace-character-count="9542"/>
  </office:meta>
</office:document-meta>
</file>